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73e9" officeooo:paragraph-rsid="001d7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1 //------------------------------------------------------------------------------</text:p>
      <text:p text:style-name="P1"><text:s text:c="2"/>2 `timescale 1ns/1ns</text:p>
      <text:p text:style-name="P1"><text:s text:c="2"/>3 `include "apb_defines.h"</text:p>
      <text:p text:style-name="P1"><text:s text:c="2"/>4 //------------------------------------------------------------------------------</text:p>
      <text:p text:style-name="P1"><text:s text:c="2"/>5 module apb_tb;</text:p>
      <text:p text:style-name="P1"><text:s text:c="2"/>6 <text:s text:c="3"/>reg [15:0] apb_slave_addr;</text:p>
      <text:p text:style-name="P1"><text:s text:c="2"/>7 <text:s text:c="3"/>reg pclk;</text:p>
      <text:p text:style-name="P1"><text:s text:c="2"/>8 <text:s text:c="3"/>reg presetn;</text:p>
      <text:p text:style-name="P1"><text:s text:c="2"/>9 <text:s text:c="3"/>reg pwrite;</text:p>
      <text:p text:style-name="P1"><text:s/>10 <text:s text:c="3"/>wire [15:0] paddr ;</text:p>
      <text:p text:style-name="P1"><text:s/>11 //------------------------------------------------------------------------------</text:p>
      <text:p text:style-name="P1"><text:s/>12 //prdata declarations</text:p>
      <text:p text:style-name="P1"><text:s/>13 <text:s text:c="3"/>wire [31:0] prdata0 ;</text:p>
      <text:p text:style-name="P1"><text:s/>14 <text:s text:c="3"/>wire [31:0] prdata1 ;</text:p>
      <text:p text:style-name="P1"><text:s/>15 <text:s text:c="3"/>wire [31:0] prdata2 ;</text:p>
      <text:p text:style-name="P1"><text:s/>16 <text:s text:c="3"/>wire [31:0] prdata3 ;</text:p>
      <text:p text:style-name="P1"><text:s/>17 <text:s text:c="3"/>wire [31:0] prdata4 ;</text:p>
      <text:p text:style-name="P1"><text:s/>18 <text:s text:c="3"/>wire [31:0] prdata5 ;</text:p>
      <text:p text:style-name="P1"><text:s/>19 <text:s text:c="3"/>wire [31:0] prdata6 ;</text:p>
      <text:p text:style-name="P1"><text:s/>20 <text:s text:c="3"/>wire [31:0] prdata7 ;</text:p>
      <text:p text:style-name="P1"><text:s/>21 <text:s text:c="3"/>reg <text:s/>[31:0] pwdata;</text:p>
      <text:p text:style-name="P1"><text:s/>22 //------------------------------------------------------------------------------</text:p>
      <text:p text:style-name="P1"><text:s/>23 //pready declarations</text:p>
      <text:p text:style-name="P1"><text:s/>24 <text:s text:c="3"/>wire pready0;</text:p>
      <text:p text:style-name="P1"><text:s/>25 <text:s text:c="3"/>wire pready1;</text:p>
      <text:p text:style-name="P1"><text:s/>26 <text:s text:c="3"/>wire pready2;</text:p>
      <text:p text:style-name="P1"><text:s/>27 <text:s text:c="3"/>wire pready3;</text:p>
      <text:p text:style-name="P1"><text:s/>28 <text:s text:c="3"/>wire pready4;</text:p>
      <text:p text:style-name="P1"><text:s/>29 <text:s text:c="3"/>wire pready5;</text:p>
      <text:p text:style-name="P1"><text:s/>30 <text:s text:c="3"/>wire pready6;</text:p>
      <text:p text:style-name="P1"><text:s/>31 <text:s text:c="3"/>wire pready7;</text:p>
      <text:p text:style-name="P1"><text:s/>32 //------------------------------------------------------------------------------</text:p>
      <text:p text:style-name="P1"><text:s/>33 //psel declarations</text:p>
      <text:p text:style-name="P1"><text:s/>34 <text:s text:c="3"/>wire psel0 ;</text:p>
      <text:p text:style-name="P1"><text:s/>35 <text:s text:c="3"/>wire psel1 ;</text:p>
      <text:p text:style-name="P1"><text:s/>36 <text:s text:c="3"/>wire psel2 ;</text:p>
      <text:p text:style-name="P1"><text:s/>37 <text:s text:c="3"/>wire psel3 ;</text:p>
      <text:p text:style-name="P1"><text:s/>38 <text:s text:c="3"/>wire psel4 ;</text:p>
      <text:p text:style-name="P1"><text:s/>39 <text:s text:c="3"/>wire psel5 ;</text:p>
      <text:p text:style-name="P1"><text:s/>40 <text:s text:c="3"/>wire psel6 ;</text:p>
      <text:p text:style-name="P1"><text:s/>41 <text:s text:c="3"/>wire psel7 ;</text:p>
      <text:p text:style-name="P1"><text:s/>42 //------------------------------------------------------------------------------</text:p>
      <text:p text:style-name="P1"><text:s/>43 //penable</text:p>
      <text:p text:style-name="P1"><text:s/>44 <text:s text:c="3"/>wire penable;</text:p>
      <text:p text:style-name="P1"><text:s/>45 <text:s text:c="3"/>wire addr = 0;</text:p>
      <text:p text:style-name="P1"><text:s/>46 <text:s text:c="3"/>wire exp_data = 0;</text:p>
      <text:p text:style-name="P1"><text:s/>47 <text:s text:c="3"/>wire wr_data = 0;</text:p>
      <text:p text:style-name="P1"><text:s/>48</text:p>
      <text:p text:style-name="P1"><text:s/>49 //------------------------------------------------------------------------------</text:p>
      <text:p text:style-name="P1"><text:s/>50 //------------------------------------------------------------------------------</text:p>
      <text:p text:style-name="P1"><text:s/>51 <text:s text:c="3"/>//reg [31:0] addr, wr_data, exp_data;</text:p>
      <text:p text:style-name="P1"><text:s/>52 <text:s text:c="2"/>// integer i,j;</text:p>
      <text:p text:style-name="P1"><text:soft-page-break/><text:s/>53 //------------------------------------------------------------------------------</text:p>
      <text:p text:style-name="P1">54 //decoder instantiation</text:p>
      <text:p text:style-name="P1"><text:s/>55 apb_decoder U_decoder( .pclk(pclk),</text:p>
      <text:p text:style-name="P1"><text:s/>56 <text:s text:c="17"/>.presetn(presetn),</text:p>
      <text:p text:style-name="P1"><text:s/>57 <text:s text:c="17"/>.pready0(pready0),</text:p>
      <text:p text:style-name="P1"><text:s/>58 <text:s text:c="17"/>.pready1(pready1),</text:p>
      <text:p text:style-name="P1"><text:s/>59 <text:s text:c="17"/>.pready2(pready2),</text:p>
      <text:p text:style-name="P1"><text:s/>60 <text:s text:c="17"/>.pready3(pready3),</text:p>
      <text:p text:style-name="P1"><text:s/>61 <text:s text:c="17"/>.pready4(pready4),</text:p>
      <text:p text:style-name="P1"><text:s/>62 <text:s text:c="17"/>.pready5(pready5),</text:p>
      <text:p text:style-name="P1"><text:s/>63 <text:s text:c="17"/>.pready6(pready6),</text:p>
      <text:p text:style-name="P1"><text:s/>64 <text:s text:c="17"/>.pready7(pready7),</text:p>
      <text:p text:style-name="P1"><text:s/>65 <text:s text:c="17"/>.paddr(paddr),</text:p>
      <text:p text:style-name="P1"><text:s/>66 <text:s text:c="17"/>.psel0(psel0),</text:p>
      <text:p text:style-name="P1"><text:s/>67 <text:s text:c="17"/>.psel1(psel1),</text:p>
      <text:p text:style-name="P1"><text:s/>68 <text:s text:c="17"/>.psel2(psel2),</text:p>
      <text:p text:style-name="P1"><text:s/>69 <text:s text:c="17"/>.psel3(psel3),</text:p>
      <text:p text:style-name="P1"><text:s/>70 <text:s text:c="17"/>.psel4(psel4),</text:p>
      <text:p text:style-name="P1"><text:s/>71 <text:s text:c="17"/>.psel5(psel5),</text:p>
      <text:p text:style-name="P1"><text:s/>72 <text:s text:c="17"/>.psel6(psel6),</text:p>
      <text:p text:style-name="P1"><text:s/>73 <text:s text:c="17"/>.psel7(psel7),</text:p>
      <text:p text:style-name="P1"><text:s/>74 <text:s text:c="17"/>.penable(penable),</text:p>
      <text:p text:style-name="P1"><text:s/>75 <text:s text:c="17"/>.apb_slave_addr(apb_slave_addr),</text:p>
      <text:p text:style-name="P1"><text:s/>76 <text:s text:c="17"/>.pwrite(pwrite));</text:p>
      <text:p text:style-name="P1"><text:s/>77 //------------------------------------------------------------------------------</text:p>
      <text:p text:style-name="P1"><text:s/>78 //slave0 instantiation</text:p>
      <text:p text:style-name="P1"><text:s/>79 apb_slave2 #(.DELAY(0)) U_slave0(.pclk(pclk),</text:p>
      <text:p text:style-name="P1"><text:s/>80 <text:s text:c="16"/>.presetn(presetn),</text:p>
      <text:p text:style-name="P1"><text:s/>81 <text:s text:c="16"/>.pwrite(pwrite),</text:p>
      <text:p text:style-name="P1"><text:s/>82 <text:s text:c="16"/>.prdata(prdata0),</text:p>
      <text:p text:style-name="P1"><text:s/>83 <text:s text:c="16"/>.pwdata(pwdata),</text:p>
      <text:p text:style-name="P1"><text:s/>84 <text:s text:c="16"/>.paddr({paddr[15:2],2'b00}),</text:p>
      <text:p text:style-name="P1"><text:s/>85 <text:s text:c="16"/>.psel(psel0),</text:p>
      <text:p text:style-name="P1"><text:s/>86 <text:s text:c="16"/>.pready(pready0),</text:p>
      <text:p text:style-name="P1"><text:s/>87 <text:s text:c="16"/>.penable(penable));</text:p>
      <text:p text:style-name="P1"><text:s/>88 //------------------------------------------------------------------------------</text:p>
      <text:p text:style-name="P1"><text:s/>89 //slave1 instatiation</text:p>
      <text:p text:style-name="P1"><text:s/>90 apb_slave2 #(.DELAY(2)) U_slave1(.pclk(pclk),</text:p>
      <text:p text:style-name="P1"><text:s/>91 <text:s text:c="16"/>.presetn(presetn),</text:p>
      <text:p text:style-name="P1"><text:s/>92 <text:s text:c="16"/>.pwrite(pwrite),</text:p>
      <text:p text:style-name="P1"><text:s/>93 <text:s text:c="16"/>.prdata(prdata1),</text:p>
      <text:p text:style-name="P1"><text:s/>94 <text:s text:c="16"/>.pwdata(pwdata),</text:p>
      <text:p text:style-name="P1"><text:s/>95 <text:s text:c="16"/>.paddr({paddr[15:2],2'b00}),</text:p>
      <text:p text:style-name="P1"><text:s/>96 <text:s text:c="16"/>.psel(psel1),</text:p>
      <text:p text:style-name="P1"><text:s/>97 <text:s text:c="16"/>.pready(pready1),</text:p>
      <text:p text:style-name="P1"><text:s/>98 <text:s text:c="16"/>.penable(penable));</text:p>
      <text:p text:style-name="P1"><text:s/>99 //------------------------------------------------------------------------------</text:p>
      <text:p text:style-name="P1">100 //slave2 instantiation</text:p>
      <text:p text:style-name="P1">101 apb_slave2 #(.DELAY(4)) U_slave2(.pclk(pclk),</text:p>
      <text:p text:style-name="P1">102 <text:s text:c="16"/>.presetn(presetn),</text:p>
      <text:p text:style-name="P1">103 <text:s text:c="16"/>.pwrite(pwrite),</text:p>
      <text:p text:style-name="P1">104 <text:s text:c="16"/>.prdata(prdata2),</text:p>
      <text:p text:style-name="P1"><text:soft-page-break/>105 <text:s text:c="16"/>.pwdata(pwdata),</text:p>
      <text:p text:style-name="P1">106 <text:s text:c="16"/>.paddr({paddr[15:2],2'b00}),</text:p>
      <text:p text:style-name="P1">107 <text:s text:c="16"/>.psel(psel2),</text:p>
      <text:p text:style-name="P1">108 <text:s text:c="16"/>.pready(pready2),</text:p>
      <text:p text:style-name="P1">109 <text:s text:c="16"/>.penable(penable));</text:p>
      <text:p text:style-name="P1">110 //------------------------------------------------------------------------------</text:p>
      <text:p text:style-name="P1">111 //slave3 instantiation</text:p>
      <text:p text:style-name="P1">112 apb_slave2 #(.DELAY(6)) U_slave3(.pclk(pclk),</text:p>
      <text:p text:style-name="P1">113 <text:s text:c="16"/>.presetn(presetn),</text:p>
      <text:p text:style-name="P1">114 <text:s text:c="16"/>.pwrite(pwrite),</text:p>
      <text:p text:style-name="P1">115 <text:s text:c="16"/>.prdata(prdata3),</text:p>
      <text:p text:style-name="P1">116 <text:s text:c="16"/>.pwdata(pwdata),</text:p>
      <text:p text:style-name="P1">117 <text:s text:c="16"/>.paddr({paddr[15:2],2'b00}),</text:p>
      <text:p text:style-name="P1">118 <text:s text:c="16"/>.psel(psel3),</text:p>
      <text:p text:style-name="P1">119 <text:s text:c="16"/>.pready(pready3),</text:p>
      <text:p text:style-name="P1">120 <text:s text:c="16"/>.penable(penable));</text:p>
      <text:p text:style-name="P1">121 //------------------------------------------------------------------------------</text:p>
      <text:p text:style-name="P1">122 //slave4 instantiation</text:p>
      <text:p text:style-name="P1">123 apb_slave2 #(.DELAY(8)) U_slave4(.pclk(pclk),</text:p>
      <text:p text:style-name="P1">124 <text:s text:c="16"/>.presetn(presetn),</text:p>
      <text:p text:style-name="P1">125 <text:s text:c="16"/>.pwrite(pwrite),</text:p>
      <text:p text:style-name="P1">126 <text:s text:c="16"/>.prdata(prdata4),</text:p>
      <text:p text:style-name="P1">127 <text:s text:c="16"/>.pwdata(pwdata),</text:p>
      <text:p text:style-name="P1">128 <text:s text:c="16"/>.paddr({paddr[15:2],2'b00}),</text:p>
      <text:p text:style-name="P1">129 <text:s text:c="16"/>.psel(psel4),</text:p>
      <text:p text:style-name="P1">130 <text:s text:c="16"/>.pready(pready4),</text:p>
      <text:p text:style-name="P1">131 <text:s text:c="16"/>.penable(penable));</text:p>
      <text:p text:style-name="P1">132 //------------------------------------------------------------------------------</text:p>
      <text:p text:style-name="P1">133 //slave5 instantiation</text:p>
      <text:p text:style-name="P1">134 apb_slave2 #(.DELAY(10)) U_slave5(.pclk(pclk),</text:p>
      <text:p text:style-name="P1">135 <text:s text:c="16"/>.presetn(presetn),</text:p>
      <text:p text:style-name="P1">136 <text:s text:c="16"/>.pwrite(pwrite),</text:p>
      <text:p text:style-name="P1">137 <text:s text:c="16"/>.prdata(prdata5),</text:p>
      <text:p text:style-name="P1">138 <text:s text:c="16"/>.pwdata(pwdata),</text:p>
      <text:p text:style-name="P1">139 <text:s text:c="16"/>.paddr({paddr[15:2],2'b00}),</text:p>
      <text:p text:style-name="P1">140 <text:s text:c="16"/>.psel(psel5),</text:p>
      <text:p text:style-name="P1">141 <text:s text:c="16"/>.pready(pready5),</text:p>
      <text:p text:style-name="P1">142 <text:s text:c="16"/>.penable(penable));</text:p>
      <text:p text:style-name="P1">143 //------------------------------------------------------------------------------</text:p>
      <text:p text:style-name="P1">144 //slave6 instatiation</text:p>
      <text:p text:style-name="P1">145 apb_slave2 #(.DELAY(12)) U_slave6(.pclk(pclk),</text:p>
      <text:p text:style-name="P1">146 <text:s text:c="16"/>.presetn(presetn),</text:p>
      <text:p text:style-name="P1">147 <text:s text:c="16"/>.pwrite(pwrite),</text:p>
      <text:p text:style-name="P1">148 <text:s text:c="16"/>.prdata(prdata6),</text:p>
      <text:p text:style-name="P1">149 <text:s text:c="16"/>.pwdata(pwdata),</text:p>
      <text:p text:style-name="P1">150 <text:s text:c="16"/>.paddr({paddr[15:2],2'b00}),</text:p>
      <text:p text:style-name="P1">151 <text:s text:c="16"/>.psel(psel6),</text:p>
      <text:p text:style-name="P1">152 <text:s text:c="16"/>.pready(pready6),</text:p>
      <text:p text:style-name="P1">153 <text:s text:c="16"/>.penable(penable));</text:p>
      <text:p text:style-name="P1">154 //------------------------------------------------------------------------------</text:p>
      <text:p text:style-name="P1">155 //slave7 instantiation</text:p>
      <text:p text:style-name="P1">156 apb_slave2 #(.DELAY(14)) U_slave7(.pclk(pclk),</text:p>
      <text:p text:style-name="P1"><text:soft-page-break/>156 apb_slave2 #(.DELAY(14)) U_slave7(.pclk(pclk),</text:p>
      <text:p text:style-name="P1">157 <text:s text:c="16"/>.presetn(presetn),</text:p>
      <text:p text:style-name="P1">158 <text:s text:c="16"/>.pwrite(pwrite),</text:p>
      <text:p text:style-name="P1">159 <text:s text:c="16"/>.prdata(prdata7),</text:p>
      <text:p text:style-name="P1">160 <text:s text:c="16"/>.pwdata(pwdata),</text:p>
      <text:p text:style-name="P1">161 <text:s text:c="16"/>.paddr({paddr[15:2],2'b00}),</text:p>
      <text:p text:style-name="P1">162 <text:s text:c="16"/>.psel(psel7),</text:p>
      <text:p text:style-name="P1">163 <text:s text:c="16"/>.pready(pready7),</text:p>
      <text:p text:style-name="P1">164 <text:s text:c="16"/>.penable(penable));</text:p>
      <text:p text:style-name="P1">165 //------------------------------------------------------------------------------</text:p>
      <text:p text:style-name="P1">166 //------------------------------------------------------------------------------</text:p>
      <text:p text:style-name="P1">167 //write operation task</text:p>
      <text:p text:style-name="P1">168 task apb_write;</text:p>
      <text:p text:style-name="P1">169 <text:s text:c="3"/>input [15:0] addr;</text:p>
      <text:p text:style-name="P1">170 <text:s text:c="3"/>input [31:0] wr_data;</text:p>
      <text:p text:style-name="P1">171 <text:s text:c="3"/>begin</text:p>
      <text:p text:style-name="P1">172 <text:s text:c="3"/>//addr = 0;wr_data = 0;</text:p>
      <text:p text:style-name="P1">173 <text:s text:c="3"/>@(posedge pclk)</text:p>
      <text:p text:style-name="P1">174 <text:s text:c="5"/>apb_slave_addr = addr;</text:p>
      <text:p text:style-name="P1">175 <text:s text:c="5"/>pwrite = 1'b1;</text:p>
      <text:p text:style-name="P1">176 <text:s text:c="5"/>pwdata = wr_data;</text:p>
      <text:p text:style-name="P1">177 <text:s text:c="5"/>$display("%t: INFO: Writing Data 32'h%h to Address 16'h%h\n",$time,pwdata,apb_slave_addr);</text:p>
      <text:p text:style-name="P1">178 <text:s text:c="3"/>@(posedge pclk);</text:p>
      <text:p text:style-name="P1">179 <text:s text:c="3"/>@(posedge pclk);</text:p>
      <text:p text:style-name="P1">180 <text:s text:c="5"/>$display("%t: INFO: Writing Data 32'h%h to Address 16'h%h\n",$time,pwdata,apb_slave_addr);</text:p>
      <text:p text:style-name="P1">181 <text:s text:c="3"/>end</text:p>
      <text:p text:style-name="P1">182 <text:s/>endtask</text:p>
      <text:p text:style-name="P1">183 //------------------------------------------------------------------------------</text:p>
      <text:p text:style-name="P1">184 //read operation task</text:p>
      <text:p text:style-name="P1">185 task apb_read;</text:p>
      <text:p text:style-name="P1">186 <text:s text:c="3"/>input [15:0] addr;</text:p>
      <text:p text:style-name="P1">187 <text:s text:c="3"/>input [31:0] exp_data ;</text:p>
      <text:p text:style-name="P1">188 <text:s text:c="3"/>begin</text:p>
      <text:p text:style-name="P1">189 <text:s text:c="3"/>//addr = 0;exp_data = 0;</text:p>
      <text:p text:style-name="P1">190 <text:s text:c="3"/>@(posedge pclk)</text:p>
      <text:p text:style-name="P1">191 <text:s text:c="6"/>apb_slave_addr = addr;</text:p>
      <text:p text:style-name="P1">192 <text:s text:c="6"/>pwrite = 1'b0;</text:p>
      <text:p text:style-name="P1">193 <text:s text:c="4"/>@(posedge pclk);</text:p>
      <text:p text:style-name="P1">194 <text:s text:c="4"/>@(posedge pclk);</text:p>
      <text:p text:style-name="P1">195 <text:s text:c="6"/>// check for pready == 1</text:p>
      <text:p text:style-name="P1">196 <text:s text:c="8"/>if((pready1 == 1) &amp;&amp; (prdata1 !== exp_data))</text:p>
      <text:p text:style-name="P1">197 <text:s text:c="10"/>$display("%t: RD_ERROR : <text:s/>Address 16'%h : Expected : 32h%h : Read Dat</text:p>
      <text:p text:style-name="P1">198 <text:s text:c="25"/>a : 32'h %h\n" ,$time,apb_slave_addr,exp_data,prdata1);</text:p>
      <text:p text:style-name="P1">199 <text:s text:c="3"/>@(posedge pclk);</text:p>
      <text:p text:style-name="P1">200 <text:s text:c="4"/>end</text:p>
      <text:p text:style-name="P1">201 <text:s/>endtask</text:p>
      <text:p text:style-name="P1">202 //------------------------------------------------------------------------------</text:p>
      <text:p text:style-name="P1">203 //stimulus generation</text:p>
      <text:p text:style-name="P1">204 initial</text:p>
      <text:p text:style-name="P1">205 <text:s text:c="2"/>begin</text:p>
      <text:p text:style-name="P1"><text:soft-page-break/>206 <text:s text:c="4"/>//addr = 0;</text:p>
      <text:p text:style-name="P1">207 <text:s text:c="3"/>// exp_data = 0;</text:p>
      <text:p text:style-name="P1">208 <text:s text:c="4"/>//wr_data = 0;</text:p>
      <text:p text:style-name="P1">209 <text:s text:c="4"/>pwdata = 0;</text:p>
      <text:p text:style-name="P1">210 <text:s text:c="4"/>pwrite = 0;</text:p>
      <text:p text:style-name="P1">211 <text:s text:c="4"/>presetn = 1'b1;</text:p>
      <text:p text:style-name="P1">212 <text:s text:c="4"/>pclk = 1'b1;</text:p>
      <text:p text:style-name="P1">213 <text:s text:c="4"/>apb_slave_addr = 0;</text:p>
      <text:p text:style-name="P1">214 <text:s text:c="4"/>#10 presetn = 1'b0;</text:p>
      <text:p text:style-name="P1">215 <text:s text:c="4"/>#10 presetn = 1'b1;</text:p>
      <text:p text:style-name="P1">216 end</text:p>
      <text:p text:style-name="P1">217 //------------------------------------------------------------------------------</text:p>
      <text:p text:style-name="P1">218 //clock</text:p>
      <text:p text:style-name="P1">219 always #5 pclk = ~pclk;</text:p>
      <text:p text:style-name="P1">220 //------------------------------------------------------------------------------</text:p>
      <text:p text:style-name="P1">221 // include all the testcases</text:p>
      <text:p text:style-name="P1">222 //`include "tst_random_wr_rd.v"</text:p>
      <text:p text:style-name="P1">223 `include "tst_single_wr_rd.v"</text:p>
      <text:p text:style-name="P1">224 //------------------------------------------------------------------------------</text:p>
      <text:p text:style-name="P1">225 endmodule</text:p>
      <text:p text:style-name="P1"><text:s text:c="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9:01:09.061702468</meta:creation-date>
    <dc:date>2022-12-13T19:04:45.924033170</dc:date>
    <meta:editing-duration>PT3M37S</meta:editing-duration>
    <meta:editing-cycles>1</meta:editing-cycles>
    <meta:document-statistic meta:table-count="0" meta:image-count="0" meta:object-count="0" meta:page-count="5" meta:paragraph-count="227" meta:word-count="674" meta:character-count="8534" meta:non-whitespace-character-count="6227"/>
    <meta:generator>LibreOffice/5.3.6.1$Linux_X86_64 LibreOffice_project/30$Build-1</meta:generator>
  </office:meta>
</office:document-meta>
</file>